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450000023A55EC6E4D4C8F695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87cm, 0cm, 0.948cm, 0.551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1.742cm" fo:min-width="0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9cm" svg:height="11.011cm" svg:x="0.6cm" svg:y="0.1cm">
          <draw:image xlink:href="Pictures/10000201000002450000023A55EC6E4D4C8F695E.png" xlink:type="simple" xlink:show="embed" xlink:actuate="onLoad">
            <text:p/>
          </draw:image>
        </draw:frame>
        <draw:custom-shape draw:style-name="gr2" draw:text-style-name="P2" draw:layer="layout" svg:width="0.3cm" svg:height="2.1cm" svg:x="5.3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0.9cm" svg:height="0.962cm" svg:x="5.6cm" svg:y="7cm">
          <draw:text-box>
            <text:p>r<text:span text:style-name="T1">i</text:span></text:p>
          </draw:text-box>
        </draw:frame>
        <draw:frame draw:style-name="gr3" draw:text-style-name="P3" draw:layer="layout" svg:width="0.9cm" svg:height="0.962cm" svg:x="6.8cm" svg:y="8.2cm">
          <draw:text-box>
            <text:p>y<text:span text:style-name="T1">i</text:span></text:p>
          </draw:text-box>
        </draw:frame>
        <draw:line draw:style-name="gr4" draw:text-style-name="P2" draw:layer="layout" svg:x1="5.4cm" svg:y1="8.8cm" svg:x2="7cm" svg:y2="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3-04T12:18:44.338412000</dc:date>
    <meta:editing-duration>PT19M6S</meta:editing-duration>
    <meta:editing-cycles>5</meta:editing-cycles>
    <meta:generator>LibreOffice/5.0.3.2$MacOSX_X86_64 LibreOffice_project/e5f16313668ac592c1bfb310f4390624e3dbfb75</meta:generator>
    <meta:document-statistic meta:object-count="5"/>
  </office:meta>
</office:document-meta>
</file>